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BF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867" calcext:value-type="float">
            <text:p>867</text:p>
          </table:table-cell>
          <table:table-cell office:value-type="float" office:value="6750" calcext:value-type="float">
            <text:p>6750</text:p>
          </table:table-cell>
          <table:table-cell office:value-type="float" office:value="50015" calcext:value-type="float">
            <text:p>50015</text:p>
          </table:table-cell>
          <table:table-cell office:value-type="float" office:value="422493" calcext:value-type="float">
            <text:p>422493</text:p>
          </table:table-cell>
          <table:table-cell office:value-type="float" office:value="4160841" calcext:value-type="float">
            <text:p>4160841</text:p>
          </table:table-cell>
        </table:table-row>
        <table:table-row table:style-name="ro1">
          <table:table-cell office:value-type="string" calcext:value-type="string">
            <text:p>MBB -j8</text:p>
          </table:table-cell>
          <table:table-cell office:value-type="float" office:value="124" calcext:value-type="float">
            <text:p>124</text:p>
          </table:table-cell>
          <table:table-cell office:value-type="float" office:value="172" calcext:value-type="float">
            <text:p>172</text:p>
          </table:table-cell>
          <table:table-cell office:value-type="float" office:value="860" calcext:value-type="float">
            <text:p>860</text:p>
          </table:table-cell>
          <table:table-cell office:value-type="float" office:value="5813" calcext:value-type="float">
            <text:p>5813</text:p>
          </table:table-cell>
          <table:table-cell office:value-type="float" office:value="47537" calcext:value-type="float">
            <text:p>47537</text:p>
          </table:table-cell>
          <table:table-cell office:value-type="float" office:value="424982" calcext:value-type="float">
            <text:p>424982</text:p>
          </table:table-cell>
          <table:table-cell office:value-type="float" office:value="4346363" calcext:value-type="float">
            <text:p>4346363</text:p>
          </table:table-cell>
        </table:table-row>
        <table:table-row table:style-name="ro1">
          <table:table-cell office:value-type="string" calcext:value-type="string">
            <text:p>Multithread -j16</text:p>
          </table:table-cell>
          <table:table-cell office:value-type="float" office:value="489" calcext:value-type="float">
            <text:p>489</text:p>
          </table:table-cell>
          <table:table-cell office:value-type="float" office:value="186" calcext:value-type="float">
            <text:p>186</text:p>
          </table:table-cell>
          <table:table-cell office:value-type="float" office:value="1245" calcext:value-type="float">
            <text:p>1245</text:p>
          </table:table-cell>
          <table:table-cell office:value-type="float" office:value="5944" calcext:value-type="float">
            <text:p>5944</text:p>
          </table:table-cell>
          <table:table-cell office:value-type="float" office:value="45845" calcext:value-type="float">
            <text:p>45845</text:p>
          </table:table-cell>
          <table:table-cell office:value-type="float" office:value="415247" calcext:value-type="float">
            <text:p>415247</text:p>
          </table:table-cell>
          <table:table-cell office:value-type="float" office:value="4139248" calcext:value-type="float">
            <text:p>4139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12:13.385155747</meta:creation-date>
    <dc:date>2018-12-02T18:18:40.469976729</dc:date>
    <meta:editing-duration>PT6M27S</meta:editing-duration>
    <meta:editing-cycles>2</meta:editing-cycles>
    <meta:generator>LibreOffice/6.1.2.1$Linux_X86_64 LibreOffice_project/10$Build-1</meta:generator>
    <meta:document-statistic meta:table-count="1" meta:cell-count="24" meta:object-count="0"/>
  </office:meta>
</office:document-meta>
</file>